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in" fo:margin-right="0.0791in" fo:text-align="end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3" style:family="paragraph" style:parent-style-name="Standard">
      <style:paragraph-properties fo:margin-left="0in" fo:margin-right="0.0791in" fo:text-align="end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4" style:family="paragraph" style:parent-style-name="Standard">
      <style:paragraph-properties fo:margin-left="0in" fo:margin-right="0.0016in" fo:text-align="center" style:justify-single-word="false" fo:text-indent="0in" style:auto-text-indent="false"/>
      <style:text-properties fo:color="#000000" style:font-name="Arial" style:text-underline-style="solid" style:text-underline-width="auto" style:text-underline-color="font-color" style:font-name-complex="Arial" style:font-weight-complex="bold"/>
    </style:style>
    <style:style style:name="P5" style:family="paragraph" style:parent-style-name="Standard">
      <style:paragraph-properties fo:margin-left="0in" fo:margin-right="0.0016in" fo:text-align="end" style:justify-single-word="false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9846in"/>
          <style:tab-stop style:position="1.1811in"/>
        </style:tab-stops>
      </style:paragraph-properties>
      <style:text-properties fo:color="#000000" style:font-name="Arial" fo:font-size="10pt" fo:language="pt" fo:country="BR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1.6252in"/>
        </style:tab-stops>
      </style:paragraph-properties>
      <style:text-properties fo:color="#000000" style:font-name="Arial" fo:font-size="5pt" fo:language="id" fo:country="ID" style:font-size-asian="5pt" style:font-name-complex="Arial" style:font-size-complex="5pt"/>
    </style:style>
    <style:style style:name="P9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10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id" fo:country="ID" style:text-underline-style="solid" style:text-underline-width="auto" style:text-underline-color="font-color" style:font-size-asian="9pt" style:font-name-complex="Arial" style:font-size-complex="9pt" style:font-weight-complex="bold"/>
    </style:style>
    <style:style style:name="P11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9846in"/>
          <style:tab-stop style:position="1.1811in"/>
        </style:tab-stops>
      </style:paragraph-properties>
    </style:style>
    <style:style style:name="P12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</style:style>
    <style:style style:name="P13" style:family="paragraph" style:parent-style-name="Standard">
      <style:paragraph-properties fo:margin-left="0in" fo:margin-right="0.0016in" fo:text-indent="0in" style:auto-text-indent="false">
        <style:tab-stops>
          <style:tab-stop style:position="2.5in"/>
        </style:tab-stops>
      </style:paragraph-properties>
    </style:style>
    <style:style style:name="P14" style:family="paragraph" style:parent-style-name="Standard">
      <style:paragraph-properties fo:margin-left="1.0835in" fo:margin-right="0in" fo:text-align="justify" style:justify-single-word="false" fo:text-indent="-1.0835in" style:auto-text-indent="false">
        <style:tab-stops>
          <style:tab-stop style:position="0.9846in"/>
        </style:tab-stops>
      </style:paragraph-properties>
    </style:style>
    <style:style style:name="P15" style:family="paragraph" style:parent-style-name="Standard">
      <style:paragraph-properties fo:margin-left="1.1811in" fo:margin-right="0.0016in" fo:text-align="justify" style:justify-single-word="false" fo:text-indent="-1.1811in" style:auto-text-indent="false">
        <style:tab-stops>
          <style:tab-stop style:position="0.9846in"/>
        </style:tab-stops>
      </style:paragraph-properties>
    </style:style>
    <style:style style:name="P16" style:family="paragraph" style:parent-style-name="Standard">
      <style:paragraph-properties fo:margin-left="0.5in" fo:margin-right="0.0791in" fo:text-align="end" style:justify-single-word="false" fo:text-indent="0.5in" style:auto-text-indent="false">
        <style:tab-stops>
          <style:tab-stop style:position="6.6929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.0016in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.0016in" fo:text-align="justify" style:justify-single-word="false" fo:text-indent="0.5in" style:auto-text-indent="false"/>
      <style:text-properties fo:color="#000000" style:font-name="Arial" fo:font-size="5pt" fo:language="id" fo:country="ID" style:font-size-asian="5pt" style:font-name-complex="Arial" style:font-size-complex="5pt"/>
    </style:style>
    <style:style style:name="P19" style:family="paragraph" style:parent-style-name="Standard">
      <style:paragraph-properties fo:margin-left="0.5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margin-left="0.5in" fo:margin-right="0.0016in" fo:text-indent="0.5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1" style:family="paragraph" style:parent-style-name="Standard">
      <style:paragraph-properties fo:margin-left="2.1252in" fo:margin-right="0.0016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2" style:family="paragraph" style:parent-style-name="Standard">
      <style:paragraph-properties fo:margin-left="2.1252in" fo:margin-right="0.0016in" fo:text-align="center" style:justify-single-word="false" fo:text-indent="0in" style:auto-text-indent="false"/>
      <style:text-properties fo:color="#000000" style:font-name="Arial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3" style:family="paragraph" style:parent-style-name="Standard">
      <style:paragraph-properties fo:margin-left="2.1252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24" style:family="paragraph" style:parent-style-name="Standard">
      <style:paragraph-properties fo:margin-left="2.1252in" fo:margin-right="0.0016in" fo:text-align="center" style:justify-single-word="false" fo:text-indent="0in" style:auto-text-indent="false"/>
    </style:style>
    <style:style style:name="P25" style:family="paragraph" style:parent-style-name="Standard">
      <style:paragraph-properties fo:margin-left="0.0984in" fo:margin-right="0.0016in" fo:text-align="justify" style:justify-single-word="false" fo:text-indent="0in" style:auto-text-indent="false"/>
    </style:style>
    <style:style style:name="P26" style:family="paragraph" style:parent-style-name="Standard" style:master-page-name="Standard">
      <style:paragraph-properties fo:margin-left="0in" fo:margin-right="0.0791in" fo:text-indent="0in" style:auto-text-indent="false" style:page-number="auto"/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7" style:family="paragraph" style:parent-style-name="Standard" style:list-style-name="WW8Num1">
      <style:paragraph-properties fo:margin-left="0.25in" fo:margin-right="0.0016in" fo:margin-top="0.0835in" fo:margin-bottom="0in" fo:text-align="justify" style:justify-single-word="false" fo:text-indent="-0.25in" style:auto-text-indent="false"/>
    </style:style>
    <style:style style:name="P28" style:family="paragraph" style:parent-style-name="Standard" style:list-style-name="WW8Num1">
      <style:paragraph-properties fo:margin-left="0.25in" fo:margin-right="0.0016in" fo:text-align="justify" style:justify-single-word="false" fo:text-indent="-0.2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9" style:family="paragraph" style:parent-style-name="Standard" style:list-style-name="WW8Num4">
      <style:paragraph-properties fo:margin-left="0.25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0" style:family="paragraph" style:parent-style-name="Standard" style:list-style-name="WW8Num3">
      <style:paragraph-properties fo:margin-left="0.25in" fo:margin-right="0.0016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1" style:family="paragraph" style:parent-style-name="Standard" style:list-style-name="WW8Num2">
      <style:paragraph-properties fo:margin-left="0in" fo:margin-right="0.0016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id" fo:country="ID" style:font-size-asian="10pt" style:font-name-complex="Arial" style:font-size-complex="10pt"/>
    </style:style>
    <style:style style:name="T3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4" style:family="text">
      <style:text-properties fo:color="#000000"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6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7" style:family="text">
      <style:text-properties fo:color="#000000" style:font-name="Arial" fo:font-size="9pt" style:font-size-asian="9pt" style:font-name-complex="Arial" style:font-size-complex="9pt"/>
    </style:style>
    <style:style style:name="T8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9" style:family="text">
      <style:text-properties fo:color="#000000" style:font-name="Arial" fo:font-size="9pt" fo:language="id" fo:country="ID" fo:font-style="italic" style:text-underline-style="solid" style:text-underline-width="auto" style:text-underline-color="font-color" style:font-size-asian="9pt" style:font-style-asian="italic" style:font-name-complex="Arial" style:font-size-complex="9pt" style:font-weight-complex="bold"/>
    </style:style>
    <style:style style:name="T10" style:family="text">
      <style:text-properties fo:color="#000000" style:font-name="Arial" fo:font-size="9pt" fo:language="id" fo:country="ID" fo:font-style="italic" style:font-size-asian="9pt" style:font-style-asian="italic" style:font-name-complex="Arial" style:font-size-complex="9pt"/>
    </style:style>
    <style:style style:name="T11" style:family="text">
      <style:text-properties fo:color="#000000" style:font-name="Arial" fo:font-size="9pt" fo:language="id" fo:country="ID" fo:font-style="italic" style:font-size-asian="9pt" style:font-style-asian="italic" style:font-name-complex="Arial" style:font-size-complex="9pt" style:font-weight-complex="bold"/>
    </style:style>
    <style:style style:name="T12" style:family="text">
      <style:text-properties fo:color="#000000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13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14" style:family="text">
      <style:text-properties fo:color="#000000" style:font-name="Arial" fo:font-size="9pt" fo:font-style="italic" style:font-size-asian="9pt" style:font-style-asian="italic" style:font-name-complex="Arial" style:font-size-complex="9pt"/>
    </style:style>
    <style:style style:name="T15" style:family="text">
      <style:text-properties style:font-name="Tahoma" style:font-name-complex="Tahoma"/>
    </style:style>
    <style:style style:name="T16" style:family="text">
      <style:text-properties style:font-name="Tahoma" fo:language="id" fo:country="ID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{kejaksaan}</text:p>
      <text:p text:style-name="P3">WAS-20 B</text:p>
      <text:p text:style-name="P2"/>
      <text:p text:style-name="P4">NOTA <text:s text:c="2"/>DINAS</text:p>
      <text:p text:style-name="P4"/>
      <text:p text:style-name="P5"/>
      <text:p text:style-name="P14"><text:span text:style-name="T4">Kepada Yth.<text:tab/>:</text:span><text:span text:style-name="T5"> <text:s text:c="3"/>{kepada} </text:span><text:span text:style-name="T8">(diisi Atasan pejabat yang berwenang menghukum, apabila Jaksa Agung Selaku <text:s/>atasan pejabat yang berwenang menghukum, maka disampaikan melalui Jaksa Agung Muda Pengawasan)</text:span></text:p>
      <text:p text:style-name="P11"><text:span text:style-name="T6">D a r i<text:tab/>: <text:s text:c="3"/>{dari}</text:span><text:span text:style-name="T5">(diisi Nama Jabatan </text:span><text:span text:style-name="T8">pejabat yang berwenang menghukum)</text:span></text:p>
      <text:p text:style-name="P6">Tanggal<text:tab/>: <text:s text:c="3"/>{tanggal}</text:p>
      <text:p text:style-name="P6">Nomor<text:tab/>:<text:tab/>ND-{nomor}</text:p>
      <text:p text:style-name="P6">Sifat<text:tab/>:<text:tab/>{sifat}</text:p>
      <text:p text:style-name="P6">Lampiran<text:tab/>:<text:tab/>{berkas} berkas.</text:p>
      <text:p text:style-name="P15"><text:span text:style-name="T6">Perihal</text:span><text:span text:style-name="T5"> <text:s text:c="10"/></text:span><text:span text:style-name="T6"><text:tab/>:<text:tab/>Penyampaian keberatan dan tanggapan atas keberatan terhadap penjatuhan hukuman disiplin sedang </text:span><text:span text:style-name="T5">T</text:span><text:span text:style-name="T6">erlapor a</text:span><text:span text:style-name="T5">tas </text:span><text:span text:style-name="T6">n</text:span><text:span text:style-name="T5">ama</text:span><text:span text:style-name="T6"> {namaTerlapor}.</text:span></text:p>
      <text:p text:style-name="P7">_________________________________________________________________________________</text:p>
      <text:p text:style-name="P16"/>
      <text:p text:style-name="P17"><text:span text:style-name="T6">Sehubungan dengan </text:span><text:span text:style-name="T5">keberatan yang diajukan oleh t</text:span><text:span text:style-name="T6">erlapor an. {namaTerlapor}</text:span><text:span text:style-name="T5">, pangkat (Gol) ......, NIP/NRP. {nipTerlapor}, jabatan {jabatanTerlapor} terhadap Surat Keputusan</text:span><text:span text:style-name="T3"> </text:span><text:span text:style-name="T5">......... Nomor :</text:span><text:span text:style-name="T3"> KEP- </text:span><text:span text:style-name="T5">........ </text:span><text:span text:style-name="T3">t</text:span><text:span text:style-name="T5">anggal ........ </text:span><text:span text:style-name="T3">t</text:span><text:span text:style-name="T5">entang Penjatuhan Hukuman Disiplin Sedang berupa</text:span><text:span text:style-name="T15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16"> </text:span><text:span text:style-name="T5">*),</text:span><text:span text:style-name="T3"> </text:span><text:span text:style-name="T5">bersama ini disampaikan hal-hal sebagai berikut:</text:span></text:p>
      <text:p text:style-name="P18"/>
      <text:list xml:id="list5168407410179240185" text:style-name="WW8Num1">
        <text:list-item>
          <text:p text:style-name="P27"><text:span text:style-name="T5">Surat Keputusan penjatuhan hukuman disiplin telah disampaikan kepada Terlapor pada tanggal ......... (B</text:span><text:span text:style-name="T3">erita </text:span><text:span text:style-name="T5">A</text:span><text:span text:style-name="T3">cara</text:span><text:span text:style-name="T5"> Penyampaian SK Penjatuhan Hukuman Disiplin terlampir)</text:span><text:span text:style-name="T3">, kemudian</text:span><text:span text:style-name="T5"> </text:span><text:span text:style-name="T3">p</text:span><text:span text:style-name="T5">ada tanggal .........</text:span><text:span text:style-name="T3"> terlapor </text:span><text:span text:style-name="T5">men</text:span><text:span text:style-name="T3">yatakan</text:span><text:span text:style-name="T5"> keberatan </text:span><text:span text:style-name="T3">atas Surat Keputusan Penjatuhan Hukuman Disiplin tersebut </text:span><text:span text:style-name="T5">(Surat Pernyataan </text:span><text:span text:style-name="T3">Keberatan </text:span><text:span text:style-name="T5">Terlapor terlampir), </text:span><text:span text:style-name="T3">dan pernyataan tersebut</text:span><text:span text:style-name="T5"> masih dalam tenggang waktu yang ditentukan/telah melewati batas waktu yang ditentukan *) </text:span></text:p>
        </text:list-item>
      </text:list>
      <text:p text:style-name="P8"/>
      <text:list xml:id="list29571190" text:continue-numbering="true" text:style-name="WW8Num1">
        <text:list-item>
          <text:p text:style-name="P28">Alasan keberatan Terlapor pada pokoknya sebagai berikut (terlampir) <text:s/>: <text:s/></text:p>
        </text:list-item>
      </text:list>
      <text:list xml:id="list559629455697591220" text:style-name="WW8Num4">
        <text:list-header>
          <text:p text:style-name="P29">[!-- BEGIN alasan --]</text:p>
          <text:p text:style-name="P29">{alasanKeberatan}</text:p>
          <text:p text:style-name="P29">[!-- END alasan --]</text:p>
        </text:list-header>
      </text:list>
      <text:p text:style-name="P1"/>
      <text:list xml:id="list29573866" text:continue-list="list29571190" text:style-name="WW8Num1">
        <text:list-item>
          <text:p text:style-name="P28">Tanggapan atas keberatan sebagai berikut :</text:p>
        </text:list-item>
      </text:list>
      <text:list xml:id="list2018158934972895912" text:style-name="WW8Num3">
        <text:list-header>
          <text:p text:style-name="P30">[!-- BEGIN tanggapan --]</text:p>
          <text:p text:style-name="P30">{tanggapanKeberatan}</text:p>
          <text:p text:style-name="P30">[!-- END tanggapan --]</text:p>
        </text:list-header>
      </text:list>
      <text:p text:style-name="P19"/>
      <text:p text:style-name="P19">Demikian untuk menjadi maklum.</text:p>
      <text:p text:style-name="P19"/>
      <text:p text:style-name="P20"/>
      <text:p text:style-name="P21">{ttdJabatan}</text:p>
      <text:p text:style-name="P24"><text:span text:style-name="T5">(diisi nama jabatan </text:span><text:span text:style-name="T8">pejabat yang berwenang menghukum)</text:span></text:p>
      <text:p text:style-name="P21"/>
      <text:p text:style-name="P21"/>
      <text:p text:style-name="P21"/>
      <text:p text:style-name="P22">{ttdNama}</text:p>
      <text:p text:style-name="P23"/>
      <text:p text:style-name="P9"/>
      <text:p text:style-name="P12"><text:span text:style-name="T12">Tembusan</text:span><text:span text:style-name="T7">:</text:span></text:p>
      <text:list xml:id="list4598946866931045786" text:style-name="WW8Num2">
        <text:list-header>
          <text:p text:style-name="P31">[!-- BEGIN tembusan --]</text:p>
          <text:p text:style-name="P31">{tembusanJabatan}</text:p>
          <text:p text:style-name="P31">[!-- END tembusan --] </text:p>
        </text:list-header>
      </text:list>
      <text:p text:style-name="P25"><text:span text:style-name="T8"><text:s text:c="4"/>---------------------------------------</text:span><text:span text:style-name="T13">----------</text:span></text:p>
      <text:p text:style-name="P10"/>
      <text:p text:style-name="P12"><text:span text:style-name="T9">Catatan</text:span><text:span text:style-name="T11"> :</text:span></text:p>
      <text:p text:style-name="P13"><text:span text:style-name="T10">*) <text:s text:c="2"/></text:span><text:span text:style-name="T14">Dipilih sesuai pengguna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size="9pt" fo:language="en" fo:country="GB" style:font-size-asian="9pt" style:font-name-complex="Arial" style:font-size-complex="9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3752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03:18:00</meta:creation-date>
    <dc:creator>Hasiholan Purba</dc:creator>
    <dc:date>2016-02-02T09:38:25.42</dc:date>
    <meta:print-date>2011-02-04T16:28:00</meta:print-date>
    <meta:editing-cycles>30</meta:editing-cycles>
    <meta:editing-duration>PT48M34S</meta:editing-duration>
    <meta:generator>OpenOffice/4.1.1$Win32 OpenOffice.org_project/411m6$Build-9775</meta:generator>
    <meta:document-statistic meta:table-count="0" meta:image-count="0" meta:object-count="0" meta:page-count="1" meta:paragraph-count="34" meta:word-count="269" meta:character-count="2029"/>
  </office:meta>
</office:document-meta>
</file>